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9154in"/>
    </style:style>
    <style:style style:name="co9" style:family="table-column">
      <style:table-column-properties fo:break-before="auto" style:column-width="5.14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1.872in"/>
    </style:style>
    <style:style style:name="co13" style:family="table-column">
      <style:table-column-properties fo:break-before="auto" style:column-width="1.4201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1.7327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3835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2382in" fo:break-before="auto" style:use-optimal-row-height="false"/>
    </style:style>
    <style:style style:name="ro12" style:family="table-row">
      <style:table-row-properties style:row-height="0.2591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52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195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1.0154in" fo:break-before="auto" style:use-optimal-row-height="true"/>
    </style:style>
    <style:style style:name="ro22" style:family="table-row">
      <style:table-row-properties style:row-height="1.3472in" fo:break-before="auto" style:use-optimal-row-height="true"/>
    </style:style>
    <style:style style:name="ro23" style:family="table-row">
      <style:table-row-properties style:row-height="1.1811in" fo:break-before="auto" style:use-optimal-row-height="true"/>
    </style:style>
    <style:style style:name="ro24" style:family="table-row">
      <style:table-row-properties style:row-height="0.5181in" fo:break-before="auto" style:use-optimal-row-height="true"/>
    </style:style>
    <style:style style:name="ro25" style:family="table-row">
      <style:table-row-properties style:row-height="1.5134in" fo:break-before="auto" style:use-optimal-row-height="true"/>
    </style:style>
    <style:style style:name="ro26" style:family="table-row">
      <style:table-row-properties style:row-height="1.6783in" fo:break-before="auto" style:use-optimal-row-height="true"/>
    </style:style>
    <style:style style:name="ro27" style:family="table-row">
      <style:table-row-properties style:row-height="1.8445in" fo:break-before="auto" style:use-optimal-row-height="true"/>
    </style:style>
    <style:style style:name="ro28" style:family="table-row">
      <style:table-row-properties style:row-height="0.9118in" fo:break-before="auto" style:use-optimal-row-height="false"/>
    </style:style>
    <style:style style:name="ro29" style:family="table-row">
      <style:table-row-properties style:row-height="2.1764in" fo:break-before="auto" style:use-optimal-row-height="true"/>
    </style:style>
    <style:style style:name="ro30" style:family="table-row">
      <style:table-row-properties style:row-height="0.352in" fo:break-before="auto" style:use-optimal-row-height="true"/>
    </style:style>
    <style:style style:name="ro31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" style:font-size-asian="4.69999980926514pt" style:language-asian="en" style:country-asian="US" style:font-style-asian="normal" style:font-weight-asian="normal" style:font-name-complex="Tahoma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fo:wrap-option="wrap" fo:border="0.0008in solid #000000" style:vertical-align="top"/>
    </style:style>
    <style:style style:name="ce58" style:family="table-cell" style:parent-style-name="Default">
      <style:table-cell-properties fo:wrap-option="wrap" style:vertical-align="top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" style:font-size-asian="10pt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" style:font-size-asian="10pt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"/>
    </style:style>
    <style:style style:name="ce8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"/>
    </style:style>
    <style:style style:name="ce82" style:family="table-cell" style:parent-style-name="Default">
      <style:table-cell-properties fo:background-color="transparent"/>
      <style:text-properties style:font-name="Arial" fo:font-weight="bold" style:font-name-asian="Tahoma" style:font-weight-asian="bold" style:font-weight-complex="bold"/>
    </style:style>
    <style:style style:name="ce83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" style:font-weight-asian="bold" style:font-weight-complex="bold"/>
    </style:style>
    <style:style style:name="ce84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>
      <style:text-properties style:font-name="Arial" fo:font-weight="bold" style:font-name-asian="Tahoma"/>
    </style:style>
    <style:style style:name="ce87" style:family="table-cell" style:parent-style-name="Default"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1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 style:font-weight-asian="normal" style:font-weight-complex="normal"/>
    </style:style>
    <style:style style:name="ce11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weight-complex="normal"/>
    </style:style>
    <style:style style:name="ce121" style:family="table-cell" style:parent-style-name="Default">
      <style:table-cell-properties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fo:font-weight="normal" style:font-name-asian="Tahoma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wrap-option="wrap" style:vertical-align="top"/>
      <style:text-properties style:font-name="Arial" fo:font-size="10pt"/>
    </style:style>
    <style:style style:name="ce125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"/>
    </style:style>
    <style:style style:name="ce13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000000" style:font-name-asian="Tahoma"/>
    </style:style>
    <style:style style:name="T5" style:family="text">
      <style:text-properties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4in" table:end-y="0.1551in" draw:z-index="0" draw:name="Graphics 3" draw:style-name="gr1" draw:text-style-name="P1" svg:width="2.311in" svg:height="1.1283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SniffTest.C4:SniffTest.C4])" office:value-type="float" office:value="67">
            <text:p>67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08-11">
            <text:p>11-Aug-2010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11-05-18">
            <text:p>18-May-2011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48"/>
        <table:table-column table:style-name="co9" table:default-cell-style-name="ce50"/>
        <table:table-column table:style-name="co10" table:number-columns-repeated="2" table:default-cell-style-name="ce92"/>
        <table:table-column table:style-name="co11" table:default-cell-style-name="Default"/>
        <table:table-column table:style-name="co10" table:number-columns-repeated="250" table:default-cell-style-name="Default"/>
        <table:table-row table:style-name="ro7">
          <table:table-cell table:style-name="ce44" office:value-type="string" table:number-columns-spanned="2" table:number-rows-spanned="1">
            <text:p>SniffTest Check List</text:p>
            <text:p><text:span text:style-name="T1">Based on Product version:</text:span></text:p>
          </table:table-cell>
          <table:covered-table-cell table:style-name="ce54"/>
          <table:table-cell table:style-name="ce89"/>
          <table:table-cell table:style-name="ce89" office:value-type="string">
            <text:p>Affect</text:p>
          </table:table-cell>
          <table:table-cell table:number-columns-repeated="251"/>
        </table:table-row>
        <table:table-row table:style-name="ro8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6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97"/>
          <table:table-cell table:number-columns-repeated="251"/>
        </table:table-row>
        <table:table-row table:style-name="ro10">
          <table:table-cell table:style-name="ce47" office:value-type="string">
            <text:p>SNF_GTN_AUT_LOG_01</text:p>
          </table:table-cell>
          <table:table-cell table:style-name="ce55" office:value-type="string">
            <text:p>Sign In /Sign Ou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UB_ACC_02</text:p>
          </table:table-cell>
          <table:table-cell table:style-name="ce55" office:value-type="string">
            <text:p>Register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UB_LAG_03</text:p>
          </table:table-cell>
          <table:table-cell table:style-name="ce56" office:value-type="string">
            <text:p>Change displaying language in public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UB_REM_04</text:p>
          </table:table-cell>
          <table:table-cell table:style-name="ce56" office:value-type="string">
            <text:p>Remember my log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UB_FOG_05</text:p>
          </table:table-cell>
          <table:table-cell table:style-name="ce55" office:value-type="string">
            <text:p>Forgot user name/password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RV_ACC_06</text:p>
          </table:table-cell>
          <table:table-cell table:style-name="ce55" office:value-type="string">
            <text:p>Create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ORG_07</text:p>
          </table:table-cell>
          <table:table-cell table:style-name="ce55" office:value-type="string">
            <text:p>User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ORG_08</text:p>
          </table:table-cell>
          <table:table-cell table:style-name="ce55" office:value-type="string">
            <text:p>Search use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ORG_09</text:p>
          </table:table-cell>
          <table:table-cell table:style-name="ce55" office:value-type="string">
            <text:p>Grou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ORG_10</text:p>
          </table:table-cell>
          <table:table-cell table:style-name="ce55" office:value-type="string">
            <text:p>Add user into group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ORG_11</text:p>
          </table:table-cell>
          <table:table-cell table:style-name="ce56" office:value-type="string">
            <text:p>Membershi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ADM_12</text:p>
          </table:table-cell>
          <table:table-cell table:style-name="ce55" office:value-type="string">
            <text:p>Import applicatio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ADM_13</text:p>
          </table:table-cell>
          <table:table-cell table:style-name="ce56" office:value-type="string">
            <text:p>Show or hide Import Application ic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ADM_14</text:p>
          </table:table-cell>
          <table:table-cell table:style-name="ce56" office:value-type="string">
            <text:p>Manage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ADM_15</text:p>
          </table:table-cell>
          <table:table-cell table:style-name="ce56" office:value-type="string">
            <text:p>Add application into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ADM_16</text:p>
          </table:table-cell>
          <table:table-cell table:style-name="ce56" office:value-type="string">
            <text:p>View Portlet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ADM_17</text:p>
          </table:table-cell>
          <table:table-cell table:style-name="ce56" office:value-type="string">
            <text:p>Manage remote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ADM_18</text:p>
          </table:table-cell>
          <table:table-cell table:style-name="ce56" office:value-type="string">
            <text:p>Manage manual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SIT_LIN_19</text:p>
          </table:table-cell>
          <table:table-cell table:style-name="ce56" office:value-type="string">
            <text:p>Link to pages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SIT_SHP_20</text:p>
          </table:table-cell>
          <table:table-cell table:style-name="ce56" office:value-type="string">
            <text:p>Show or hide pag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ADD_21</text:p>
          </table:table-cell>
          <table:table-cell table:style-name="ce55" office:value-type="string">
            <text:p>Create new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DEL_22</text:p>
          </table:table-cell>
          <table:table-cell table:style-name="ce55" office:value-type="string">
            <text:p>Delete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CHP_23</text:p>
          </table:table-cell>
          <table:table-cell table:style-name="ce55" office:value-type="string">
            <text:p>Change using portal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24</text:p>
          </table:table-cell>
          <table:table-cell table:style-name="ce55" office:value-type="string">
            <text:p>Change site's config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25</text:p>
          </table:table-cell>
          <table:table-cell table:style-name="ce57" office:value-type="string">
            <text:p>Change container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26</text:p>
          </table:table-cell>
          <table:table-cell table:style-name="ce57" office:value-type="string">
            <text:p>Change application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27</text:p>
          </table:table-cell>
          <table:table-cell table:style-name="ce57" office:value-type="string">
            <text:p>Add application into container in layout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28</text:p>
          </table:table-cell>
          <table:table-cell table:style-name="ce57" office:value-type="string">
            <text:p>Edit portal's config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MAP_CRE_29</text:p>
          </table:table-cell>
          <table:table-cell table:style-name="ce57" office:value-type="string">
            <text:p>Add new page for portal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MAN_EDI_30</text:p>
          </table:table-cell>
          <table:table-cell table:style-name="ce57" office:value-type="string">
            <text:p>Edit page for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31</text:p>
          </table:table-cell>
          <table:table-cell table:style-name="ce57" office:value-type="string">
            <text:p>Manage nod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32</text:p>
          </table:table-cell>
          <table:table-cell table:style-name="ce57" office:value-type="string">
            <text:p>More action on nod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33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34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35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36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G_MAN_37</text:p>
          </table:table-cell>
          <table:table-cell table:style-name="ce55" office:value-type="string">
            <text:p>Manage Navigation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38</text:p>
          </table:table-cell>
          <table:table-cell table:style-name="ce57" office:value-type="string">
            <text:p>Edit priority for group navigati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MAP_CRE_39</text:p>
          </table:table-cell>
          <table:table-cell table:style-name="ce57" office:value-type="string">
            <text:p>Add new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MAP_EDI_40</text:p>
          </table:table-cell>
          <table:table-cell table:style-name="ce57" office:value-type="string">
            <text:p>Edit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NA_EDI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NA_EDI_42</text:p>
          </table:table-cell>
          <table:table-cell table:style-name="ce58" office:value-type="string">
            <text:p>Change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NA_EDI_43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44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NA_EDI_45</text:p>
          </table:table-cell>
          <table:table-cell table:style-name="ce57" office:value-type="string">
            <text:p>Manage node for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NA_EDI_46</text:p>
          </table:table-cell>
          <table:table-cell table:style-name="ce57" office:value-type="string">
            <text:p>More action on node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NA_EDI_47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NA_EDI_48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NA_EDI_49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NA_EDI_50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DAB_MAG_51</text:p>
          </table:table-cell>
          <table:table-cell table:style-name="ce56" office:value-type="string">
            <text:p>Manage gadget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DAB_MAT_52</text:p>
          </table:table-cell>
          <table:table-cell table:style-name="ce56" office:value-type="string">
            <text:p>Manage tab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7" office:value-type="string">
            <text:p>SNF_GTN_DAB_DAD_53</text:p>
          </table:table-cell>
          <table:table-cell table:style-name="ce56" office:value-type="string">
            <text:p>Drag and drop gadget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9">
          <table:table-cell table:style-name="ce47" office:value-type="string">
            <text:p>SNF_GTN_MAP_CRE_54</text:p>
          </table:table-cell>
          <table:table-cell table:style-name="ce57" office:value-type="string">
            <text:p>Add new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2">
          <table:table-cell table:style-name="ce47" office:value-type="string">
            <text:p>SNF_GTN_MAP_EDI_55</text:p>
          </table:table-cell>
          <table:table-cell table:style-name="ce57" office:value-type="string">
            <text:p>Edit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1">
          <table:table-cell table:style-name="ce47" office:value-type="string">
            <text:p>SNF_GTN_UNA_EDI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91" office:value-type="string">
            <text:p>High</text:p>
          </table:table-cell>
          <table:table-cell table:style-name="ce49"/>
          <table:table-cell table:number-columns-repeated="251"/>
        </table:table-row>
        <table:table-row table:style-name="ro10">
          <table:table-cell table:style-name="ce47" office:value-type="string">
            <text:p>SNF_GTN_UNA_EDI_57</text:p>
          </table:table-cell>
          <table:table-cell table:style-name="ce58" office:value-type="string">
            <text:p>Change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UNA_EDI_58</text:p>
          </table:table-cell>
          <table:table-cell table:style-name="ce57" office:value-type="string">
            <text:p>Change application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UNA_EDI_59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MAP_SEA_60</text:p>
          </table:table-cell>
          <table:table-cell table:style-name="ce55" office:value-type="string">
            <text:p>Show and Search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MAP_CRE_61</text:p>
          </table:table-cell>
          <table:table-cell table:style-name="ce57" office:value-type="string">
            <text:p>Manage pag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MAP_CRE_62</text:p>
          </table:table-cell>
          <table:table-cell table:style-name="ce57" office:value-type="string">
            <text:p>Manage page of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MAP_CRE_63</text:p>
          </table:table-cell>
          <table:table-cell table:style-name="ce57" office:value-type="string">
            <text:p>Manage page of user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RV_LAG_64</text:p>
          </table:table-cell>
          <table:table-cell table:style-name="ce56" office:value-type="string">
            <text:p>Change language in private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RV_SKI_65</text:p>
          </table:table-cell>
          <table:table-cell table:style-name="ce56" office:value-type="string">
            <text:p>Change sk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RV_AST_66</text:p>
          </table:table-cell>
          <table:table-cell table:style-name="ce56" office:value-type="string">
            <text:p>Change User Profil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RV_AST_67</text:p>
          </table:table-cell>
          <table:table-cell table:style-name="ce56" office:value-type="string">
            <text:p>Change Password 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6" table:number-rows-repeated="5">
          <table:table-cell table:number-columns-repeated="255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>
            <draw:frame table:end-cell-address="Check_List.B93" table:end-x="0.626in" table:end-y="0.0437in" draw:z-index="0" draw:name="http://jira.exoplatform.org/images/icons/link_out_bot.gif" draw:style-name="gr1" draw:text-style-name="P1" svg:width="1.4118in" svg:height="0.0528in" svg:x="1.122in" svg:y="0.168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0.5016in" table:end-y="0.0421in" draw:z-index="1" draw:name="http://jira.exoplatform.org/images/icons/link_out_bot.gif" draw:style-name="gr1" draw:text-style-name="P1" svg:width="0.5161in" svg:height="0.0512in" svg:x="5.1114in" svg:y="0.168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 table:number-rows-repeated="3">
          <table:table-cell table:number-columns-repeated="255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 table:number-rows-repeated="3">
          <table:table-cell/>
          <table:table-cell table:style-name="ce61"/>
          <table:table-cell table:number-columns-repeated="253"/>
        </table:table-row>
        <table:table-row table:style-name="ro6">
          <table:table-cell>
            <draw:frame table:end-cell-address="Check_List.B101" table:end-x="0.6264in" table:end-y="0.1039in" draw:z-index="2" draw:name="http://jira.exoplatform.org/images/icons/link_out_bot.gif" draw:style-name="gr1" draw:text-style-name="P1" svg:width="1.4122in" svg:height="0.035in" svg:x="1.122in" svg:y="0.068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1">
            <draw:frame table:end-cell-address="Check_List.C101" table:end-x="0.502in" table:end-y="0.1197in" draw:z-index="3" draw:name="http://jira.exoplatform.org/images/icons/link_out_bot.gif" draw:style-name="gr1" draw:text-style-name="P1" svg:width="0.5165in" svg:height="0.0508in" svg:x="5.1114in" svg:y="0.068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 table:number-rows-repeated="2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 table:number-rows-repeated="2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 table:number-rows-repeated="4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2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 table:number-rows-repeated="3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/>
          <table:table-cell table:style-name="ce62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3">
          <table:table-cell table:number-columns-repeated="255"/>
        </table:table-row>
        <table:table-row table:style-name="ro6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48"/>
          <table:table-cell table:style-name="ce93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 table:number-rows-repeated="3">
          <table:table-cell table:number-columns-repeated="2"/>
          <table:table-cell table:style-name="ce93"/>
          <table:table-cell table:number-columns-repeated="252"/>
        </table:table-row>
        <table:table-row table:style-name="ro13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5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6">
          <table:table-cell table:style-name="ce50"/>
          <table:table-cell table:number-columns-repeated="254"/>
        </table:table-row>
        <table:table-row table:style-name="ro6" table:number-rows-repeated="2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4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4"/>
          <table:table-cell table:number-columns-repeated="253"/>
        </table:table-row>
        <table:table-row table:style-name="ro6" table:number-rows-repeated="3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12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5"/>
          <table:table-cell table:number-columns-repeated="253"/>
        </table:table-row>
        <table:table-row table:style-name="ro6" table:number-rows-repeated="2">
          <table:table-cell table:style-name="ce50"/>
          <table:table-cell table:number-columns-repeated="254"/>
        </table:table-row>
        <table:table-row table:style-name="ro6" table:number-rows-repeated="2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4">
          <table:table-cell table:style-name="ce50"/>
          <table:table-cell table:style-name="ce65"/>
          <table:table-cell table:number-columns-repeated="253"/>
        </table:table-row>
        <table:table-row table:style-name="ro6" table:number-rows-repeated="2">
          <table:table-cell table:style-name="ce50"/>
          <table:table-cell table:style-name="ce66"/>
          <table:table-cell table:number-columns-repeated="253"/>
        </table:table-row>
        <table:table-row table:style-name="ro6">
          <table:table-cell table:style-name="ce50"/>
          <table:table-cell table:style-name="ce67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6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style-name="ce94"/>
          <table:table-cell table:number-columns-repeated="252"/>
        </table:table-row>
        <table:table-row table:style-name="ro6">
          <table:table-cell table:style-name="ce50"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5"/>
          <table:table-cell table:style-name="ce94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6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5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number-columns-repeated="253"/>
        </table:table-row>
        <table:table-row table:style-name="ro6">
          <table:table-cell table:style-name="ce50"/>
          <table:table-cell table:style-name="ce69"/>
          <table:table-cell table:number-columns-repeated="253"/>
        </table:table-row>
        <table:table-row table:style-name="ro6" table:number-rows-repeated="8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70"/>
          <table:table-cell table:number-columns-repeated="253"/>
        </table:table-row>
        <table:table-row table:style-name="ro6" table:number-rows-repeated="5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71"/>
          <table:table-cell table:style-name="ce95"/>
          <table:table-cell table:number-columns-repeated="252"/>
        </table:table-row>
        <table:table-row table:style-name="ro6">
          <table:table-cell table:style-name="ce50"/>
          <table:table-cell table:style-name="ce72"/>
          <table:table-cell table:style-name="ce96"/>
          <table:table-cell table:number-columns-repeated="252"/>
        </table:table-row>
        <table:table-row table:style-name="ro13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style-name="ce73"/>
          <table:table-cell table:style-name="ce93"/>
          <table:table-cell table:number-columns-repeated="252"/>
        </table:table-row>
        <table:table-row table:style-name="ro6">
          <table:table-cell table:style-name="ce51"/>
          <table:table-cell table:style-name="ce74"/>
          <table:table-cell table:style-name="ce93"/>
          <table:table-cell table:number-columns-repeated="252"/>
        </table:table-row>
        <table:table-row table:style-name="ro6">
          <table:table-cell table:style-name="ce51"/>
          <table:table-cell table:style-name="ce75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6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8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9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6" table:number-rows-repeated="3">
          <table:table-cell table:style-name="ce51"/>
          <table:table-cell table:style-name="ce80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14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/>
          <table:table-cell table:style-name="ce93"/>
          <table:table-cell table:number-columns-repeated="252"/>
        </table:table-row>
        <table:table-row table:style-name="ro6" table:number-rows-repeated="2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 table:style-name="ce74"/>
          <table:table-cell table:number-columns-repeated="253"/>
        </table:table-row>
        <table:table-row table:style-name="ro6">
          <table:table-cell table:style-name="ce51"/>
          <table:table-cell table:style-name="ce81"/>
          <table:table-cell table:number-columns-repeated="253"/>
        </table:table-row>
        <table:table-row table:style-name="ro6">
          <table:table-cell table:style-name="ce51"/>
          <table:table-cell table:style-name="ce73"/>
          <table:table-cell table:number-columns-repeated="253"/>
        </table:table-row>
        <table:table-row table:style-name="ro6" table:number-rows-repeated="2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2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3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4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 table:number-rows-repeated="3">
          <table:table-cell table:style-name="ce51"/>
          <table:table-cell table:style-name="ce85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6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7"/>
          <table:table-cell/>
          <table:table-cell table:style-name="ce88"/>
          <table:table-cell table:number-columns-repeated="251"/>
        </table:table-row>
        <table:table-row table:style-name="ro6" table:number-rows-repeated="5">
          <table:table-cell table:style-name="ce52"/>
          <table:table-cell table:style-name="ce88" table:number-columns-repeated="3"/>
          <table:table-cell table:style-name="ce100"/>
          <table:table-cell table:number-columns-repeated="250"/>
        </table:table-row>
        <table:table-row table:style-name="ro6" table:number-rows-repeated="9">
          <table:table-cell table:style-name="ce52"/>
          <table:table-cell table:style-name="ce88" table:number-columns-repeated="3"/>
          <table:table-cell table:number-columns-repeated="251"/>
        </table:table-row>
        <table:table-row table:style-name="ro6" table:number-rows-repeated="10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53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04"/>
        <table:table-column table:style-name="co12" table:default-cell-style-name="ce47"/>
        <table:table-column table:style-name="co10" table:default-cell-style-name="ce11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5"/>
        <table:table-column table:style-name="co17" table:default-cell-style-name="ce55"/>
        <table:table-column table:style-name="co10" table:default-cell-style-name="ce91"/>
        <table:table-column table:style-name="co10" table:default-cell-style-name="ce130"/>
        <table:table-column table:style-name="co10" table:number-columns-repeated="6" table:default-cell-style-name="ce134"/>
        <table:table-column table:style-name="co10" table:number-columns-repeated="2" table:default-cell-style-name="ce130"/>
        <table:table-column table:style-name="co10" table:number-columns-repeated="238" table:default-cell-style-name="ce137"/>
        <table:table-row table:style-name="ro15">
          <table:table-cell table:style-name="ce101"/>
          <table:table-cell table:style-name="ce105" office:value-type="string">
            <text:p>TEST CASES</text:p>
          </table:table-cell>
          <table:table-cell table:style-name="ce109"/>
          <table:table-cell table:style-name="ce106" table:number-columns-repeated="2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Passed</text:p>
          </table:table-cell>
          <table:table-cell table:style-name="ce132" table:formula="oooc:=COUNTIF([.L$7:.L$1038];[.$K1])" office:value-type="float" office:value="0">
            <text:p>0</text:p>
          </table:table-cell>
          <table:table-cell table:style-name="ce132" table:formula="oooc:=COUNTIF([.M$7:.M$1038];[.$K1])" office:value-type="float" office:value="0">
            <text:p>0</text:p>
          </table:table-cell>
          <table:table-cell table:style-name="ce132" table:formula="oooc:=COUNTIF([.N$7:.N$1038];[.$K1])" office:value-type="float" office:value="0">
            <text:p>0</text:p>
          </table:table-cell>
          <table:table-cell table:style-name="ce132" table:formula="oooc:=COUNTIF([.O$7:.O$1038];[.$K1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5">
          <table:table-cell table:style-name="ce101"/>
          <table:table-cell table:style-name="ce106" table:number-columns-repeated="4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Failed</text:p>
          </table:table-cell>
          <table:table-cell table:style-name="ce132" table:formula="oooc:=COUNTIF([.L$7:.L$1038];[.$K2])" office:value-type="float" office:value="0">
            <text:p>0</text:p>
          </table:table-cell>
          <table:table-cell table:style-name="ce132" table:formula="oooc:=COUNTIF([.M$7:.M$1038];[.$K2])" office:value-type="float" office:value="0">
            <text:p>0</text:p>
          </table:table-cell>
          <table:table-cell table:style-name="ce132" table:formula="oooc:=COUNTIF([.N$7:.N$1038];[.$K2])" office:value-type="float" office:value="0">
            <text:p>0</text:p>
          </table:table-cell>
          <table:table-cell table:style-name="ce132" table:formula="oooc:=COUNTIF([.O$7:.O$1038];[.$K2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6">
          <table:table-cell table:style-name="ce101"/>
          <table:table-cell table:style-name="ce107" office:value-type="string">
            <text:p>Functions List<text:span text:style-name="T2">:</text:span></text:p>
          </table:table-cell>
          <table:table-cell table:style-name="ce110" office:value-type="string" table:number-columns-spanned="3" table:number-rows-spanned="1">
            <text:p>Sniff Test </text:p>
          </table:table-cell>
          <table:covered-table-cell table:style-name="ce113"/>
          <table:covered-table-cell table:style-name="ce110"/>
          <table:table-cell table:style-name="ce101"/>
          <table:table-cell table:style-name="ce123" office:value-type="string">
            <text:p><text:s/></text:p>
          </table:table-cell>
          <table:table-cell table:style-name="ce127"/>
          <table:table-cell table:style-name="ce101" table:number-columns-repeated="2"/>
          <table:table-cell table:style-name="ce132" office:value-type="string">
            <text:p>Blocked</text:p>
          </table:table-cell>
          <table:table-cell table:style-name="ce132" table:formula="oooc:=COUNTIF([.L$7:.L$1038];[.$K3])" office:value-type="float" office:value="0">
            <text:p>0</text:p>
          </table:table-cell>
          <table:table-cell table:style-name="ce132" table:formula="oooc:=COUNTIF([.M$7:.M$1038];[.$K3])" office:value-type="float" office:value="0">
            <text:p>0</text:p>
          </table:table-cell>
          <table:table-cell table:style-name="ce132" table:formula="oooc:=COUNTIF([.N$7:.N$1038];[.$K3])" office:value-type="float" office:value="0">
            <text:p>0</text:p>
          </table:table-cell>
          <table:table-cell table:style-name="ce132" table:formula="oooc:=COUNTIF([.O$7:.O$1038];[.$K3])" office:value-type="float" office:value="0">
            <text:p>0</text:p>
          </table:table-cell>
          <table:table-cell table:style-name="ce135"/>
          <table:table-cell table:style-name="ce127"/>
          <table:table-cell table:style-name="Default" table:number-columns-repeated="239"/>
        </table:table-row>
        <table:table-row table:style-name="ro17">
          <table:table-cell table:style-name="ce101"/>
          <table:table-cell table:style-name="ce107" office:value-type="string">
            <text:p>Total Main Cases:</text:p>
          </table:table-cell>
          <table:table-cell table:style-name="ce110" table:formula="oooc:=MAX([.A7:.A6699])" office:value-type="float" office:value="67" table:number-columns-spanned="3" table:number-rows-spanned="1">
            <text:p>67</text:p>
          </table:table-cell>
          <table:covered-table-cell table:style-name="ce114"/>
          <table:covered-table-cell table:style-name="ce123"/>
          <table:table-cell table:style-name="ce101"/>
          <table:table-cell table:style-name="ce123"/>
          <table:table-cell table:style-name="ce127"/>
          <table:table-cell table:style-name="ce101" table:number-columns-repeated="2"/>
          <table:table-cell table:style-name="ce133" office:value-type="string">
            <text:p>Not run</text:p>
          </table:table-cell>
          <table:table-cell table:style-name="ce132" table:formula="oooc:=COUNTIF([.L$7:.L$1038];[.$K4])" office:value-type="float" office:value="0">
            <text:p>0</text:p>
          </table:table-cell>
          <table:table-cell table:style-name="ce132" table:formula="oooc:=COUNTIF([.M$7:.M$1038];[.$K4])" office:value-type="float" office:value="0">
            <text:p>0</text:p>
          </table:table-cell>
          <table:table-cell table:style-name="ce132" table:formula="oooc:=COUNTIF([.N$7:.N$1038];[.$K4])" office:value-type="float" office:value="0">
            <text:p>0</text:p>
          </table:table-cell>
          <table:table-cell table:style-name="ce132" table:formula="oooc:=COUNTIF([.O$7:.O$1038];[.$K4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8">
          <table:table-cell table:style-name="ce101" table:number-columns-repeated="3"/>
          <table:table-cell table:style-name="ce115"/>
          <table:table-cell table:style-name="ce101" table:number-columns-repeated="2"/>
          <table:table-cell table:style-name="ce123"/>
          <table:table-cell table:style-name="ce127"/>
          <table:table-cell table:style-name="ce101" table:number-columns-repeated="2"/>
          <table:table-cell table:style-name="Default" office:value-type="string">
            <text:p>N/A</text:p>
          </table:table-cell>
          <table:table-cell table:style-name="ce132" table:formula="oooc:=COUNTIF([.L$7:.L$1038];[.$K5])" office:value-type="float" office:value="0">
            <text:p>0</text:p>
          </table:table-cell>
          <table:table-cell table:style-name="ce132" table:formula="oooc:=COUNTIF([.M$7:.M$1038];[.$K5])" office:value-type="float" office:value="0">
            <text:p>0</text:p>
          </table:table-cell>
          <table:table-cell table:style-name="ce132" table:formula="oooc:=COUNTIF([.N$7:.N$1038];[.$K5])" office:value-type="float" office:value="0">
            <text:p>0</text:p>
          </table:table-cell>
          <table:table-cell table:style-name="ce132" table:formula="oooc:=COUNTIF([.O$7:.O$1038];[.$K5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0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style-name="Default" table:number-columns-repeated="237"/>
        </table:table-row>
        <table:table-row table:style-name="ro19">
          <table:table-cell table:style-name="ce103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11" office:value-type="float" office:value="1">
            <text:p>001</text:p>
          </table:table-cell>
          <table:table-cell table:style-name="ce116" office:value-type="string">
            <text:p>Portal\Authenticate\Sign In</text:p>
          </table:table-cell>
          <table:table-cell table:style-name="ce55" office:value-type="string">
            <text:p>Sign In /Sign Out</text:p>
          </table:table-cell>
          <table:table-cell table:style-name="ce55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7" office:value-type="string">
            <text:p>Portal\public mode\</text:p>
            <text:p>Account register</text:p>
          </table:table-cell>
          <table:table-cell table:style-name="ce55" office:value-type="string">
            <text:p>Register new account</text:p>
          </table:table-cell>
          <table:table-cell table:style-name="ce55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6" office:value-type="string">
            <text:p>Portal\public mode\Language Settings</text:p>
          </table:table-cell>
          <table:table-cell table:style-name="ce56" office:value-type="string">
            <text:p>Change displaying language in public mode</text:p>
          </table:table-cell>
          <table:table-cell table:style-name="ce56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19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6" office:value-type="string">
            <text:p>Portal\Public mode\Remember my login</text:p>
          </table:table-cell>
          <table:table-cell table:style-name="ce56" office:value-type="string">
            <text:p>Remember my login</text:p>
          </table:table-cell>
          <table:table-cell table:style-name="ce56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19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6" office:value-type="string">
            <text:p>Portal\Public mode\Forgot user name/password</text:p>
          </table:table-cell>
          <table:table-cell table:style-name="ce55" office:value-type="string">
            <text:p>Forgot user name/password</text:p>
          </table:table-cell>
          <table:table-cell table:style-name="ce55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18" office:value-type="string">
            <text:p>Portal\private mode\Group\Organization\New Staff</text:p>
          </table:table-cell>
          <table:table-cell table:style-name="ce55" office:value-type="string">
            <text:p>Create new account</text:p>
          </table:table-cell>
          <table:table-cell table:style-name="ce55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8" office:value-type="string">
            <text:p>Portal\Group\Organization\User and group management\User Management\</text:p>
          </table:table-cell>
          <table:table-cell table:style-name="ce55" office:value-type="string">
            <text:p>Users Management</text:p>
          </table:table-cell>
          <table:table-cell table:style-name="ce55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18" office:value-type="string">
            <text:p>Portal\Group\Organization\User and group management\User Management\Search</text:p>
          </table:table-cell>
          <table:table-cell table:style-name="ce55" office:value-type="string">
            <text:p>Search user</text:p>
          </table:table-cell>
          <table:table-cell table:style-name="ce55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18" office:value-type="string">
            <text:p>Portal\Group\Organization\User and Group management\Group Management\</text:p>
          </table:table-cell>
          <table:table-cell table:style-name="ce55" office:value-type="string">
            <text:p>Groups Management</text:p>
          </table:table-cell>
          <table:table-cell table:style-name="ce55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8" office:value-type="string">
            <text:p>Portal\Group\Organization\User and Group management\Group Management\Add user</text:p>
          </table:table-cell>
          <table:table-cell table:style-name="ce55" office:value-type="string">
            <text:p>Add user into group</text:p>
          </table:table-cell>
          <table:table-cell table:style-name="ce55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8" office:value-type="string">
            <text:p>Portal\Group\Organization\User and Group management\Membership Management\</text:p>
          </table:table-cell>
          <table:table-cell table:style-name="ce56" office:value-type="string">
            <text:p>Memberships Management</text:p>
          </table:table-cell>
          <table:table-cell table:style-name="ce56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9" office:value-type="string">
            <text:p>Portal\Group\Administration\Application Registry\Import application</text:p>
          </table:table-cell>
          <table:table-cell table:style-name="ce55" office:value-type="string">
            <text:p>Import application</text:p>
          </table:table-cell>
          <table:table-cell table:style-name="ce55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19" office:value-type="string">
            <text:p>Portal\Group\Administration\Application Registry\Display</text:p>
          </table:table-cell>
          <table:table-cell table:style-name="ce56" office:value-type="string">
            <text:p>Show or hide Import Application icon</text:p>
          </table:table-cell>
          <table:table-cell table:style-name="ce56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19" office:value-type="string">
            <text:p>Portal\Group\Administration\Application Registry\Manage Category</text:p>
          </table:table-cell>
          <table:table-cell table:style-name="ce56" office:value-type="string">
            <text:p>Manage category</text:p>
          </table:table-cell>
          <table:table-cell table:style-name="ce56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19" office:value-type="string">
            <text:p>Portal\Group\Administration\Application Registry\Add Application</text:p>
          </table:table-cell>
          <table:table-cell table:style-name="ce56" office:value-type="string">
            <text:p>Add application into category</text:p>
          </table:table-cell>
          <table:table-cell table:style-name="ce56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19" office:value-type="string">
            <text:p>Portal\Group\Administration\Application Registry\Portlet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19" office:value-type="string">
            <text:p>Portal\Group\Administration\Application Registry\Gadget\Remote\</text:p>
          </table:table-cell>
          <table:table-cell table:style-name="ce56" office:value-type="string">
            <text:p>Manage remote gadget</text:p>
          </table:table-cell>
          <table:table-cell table:style-name="ce56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19" office:value-type="string">
            <text:p>Portal\Group\Administration\Application Registry\Gadget\Manual</text:p>
          </table:table-cell>
          <table:table-cell table:style-name="ce56" office:value-type="string">
            <text:p>Manage manual gadget</text:p>
          </table:table-cell>
          <table:table-cell table:style-name="ce56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0" office:value-type="string">
            <text:p>Portal\Site map\Link page</text:p>
          </table:table-cell>
          <table:table-cell table:style-name="ce56" office:value-type="string">
            <text:p>Link to pages</text:p>
          </table:table-cell>
          <table:table-cell table:style-name="ce55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0" office:value-type="string">
            <text:p>Portal\Site map\Show or hide page</text:p>
          </table:table-cell>
          <table:table-cell table:style-name="ce56" office:value-type="string">
            <text:p>Show or hide page </text:p>
          </table:table-cell>
          <table:table-cell table:style-name="ce56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instruction of current </text:span><text:span text:style-name="T5">using portal don't show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18" office:value-type="string">
            <text:p>Portal\Portal Navigation\Add</text:p>
          </table:table-cell>
          <table:table-cell table:style-name="ce55" office:value-type="string">
            <text:p>Create new portal</text:p>
          </table:table-cell>
          <table:table-cell table:style-name="ce55" office:value-type="string">
            <text:p>Step 1: Create new portal</text:p>
          </table:table-cell>
          <table:table-cell office:value-type="string">
            <text:p>- Choose Site/Add new portal</text:p>
            <text:p><text:span text:style-name="T3">- Input some fields required</text:span></text:p>
            <text:p><text:span text:style-name="T3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19" office:value-type="string">
            <text:p>Portal\Portal Navigation\Delete</text:p>
          </table:table-cell>
          <table:table-cell table:style-name="ce55" office:value-type="string">
            <text:p>Delete portal</text:p>
          </table:table-cell>
          <table:table-cell table:style-name="ce55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19" office:value-type="string">
            <text:p>Portal\Portal Navigation\change portal</text:p>
          </table:table-cell>
          <table:table-cell table:style-name="ce55" office:value-type="string">
            <text:p>Change using portal</text:p>
          </table:table-cell>
          <table:table-cell table:style-name="ce55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9" office:value-type="string">
            <text:p>Portal\Portal Navigation\Edit\Edit Layout\Site's config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9" office:value-type="string">
            <text:p>Portal\Portal Navigation\Edit\Edit Layout\Container</text:p>
          </table:table-cell>
          <table:table-cell table:style-name="ce57" office:value-type="string">
            <text:p>Change container in portal</text:p>
          </table:table-cell>
          <table:table-cell table:style-name="ce57" office:value-type="string">
            <text:p>Step 1: Change container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9" office:value-type="string">
            <text:p>Portal\Portal Navigation\Edit\Edit Layout\Application</text:p>
          </table:table-cell>
          <table:table-cell table:style-name="ce57" office:value-type="string">
            <text:p>Change application in portal</text:p>
          </table:table-cell>
          <table:table-cell table:style-name="ce57" office:value-type="string">
            <text:p>Step 1: Change application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in layout of portal</text:p>
          </table:table-cell>
          <table:table-cell table:style-name="ce57" office:value-type="string">
            <text:p>Step 1: Add application into container in layout of portal</text:p>
          </table:table-cell>
          <table:table-cell table:style-name="ce57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9" office:value-type="string">
            <text:p>Portal\Portal Navigation\Edit\Edit Layout\Portal's config</text:p>
          </table:table-cell>
          <table:table-cell table:style-name="ce57" office:value-type="string">
            <text:p>Edit portal's config</text:p>
          </table:table-cell>
          <table:table-cell table:style-name="ce57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9" office:value-type="string">
            <text:p>Portal\Manage Pages\Create\Basic\page for portal</text:p>
          </table:table-cell>
          <table:table-cell table:style-name="ce57" office:value-type="string">
            <text:p>Add new page for portal </text:p>
          </table:table-cell>
          <table:table-cell table:style-name="ce57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9" office:value-type="string">
            <text:p>Portal\Manage Pages\Edit\Basic\page for portal</text:p>
          </table:table-cell>
          <table:table-cell table:style-name="ce57" office:value-type="string">
            <text:p>Edit page for portal</text:p>
          </table:table-cell>
          <table:table-cell table:style-name="ce57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8" office:value-type="string">
            <text:p>Portal\Portal Navigation\Edit\Edit Navigation\Manage Node\</text:p>
          </table:table-cell>
          <table:table-cell table:style-name="ce57" office:value-type="string">
            <text:p>Manage node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18" office:value-type="string">
            <text:p>Portal\Portal Navigation\Edit\Edit Navigation\Edit Node\</text:p>
          </table:table-cell>
          <table:table-cell table:style-name="ce57" office:value-type="string">
            <text:p>More action on node of portal</text:p>
          </table:table-cell>
          <table:table-cell table:style-name="ce57" office:value-type="string">
            <text:p>Step 1:Copy/Cut/Clone/Move-up/Move-down node</text:p>
          </table:table-cell>
          <table:table-cell table:style-name="ce57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8" office:value-type="string">
            <text:p>Portal\Portal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8" office:value-type="string">
            <text:p>Portal\Portal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8" office:value-type="string">
            <text:p>Portal\Portal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8" office:value-type="string">
            <text:p>Portal\Portal Navigation\Edit\Edit Navigation\Edit Node\ Add application into category\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1" office:value-type="string">
            <text:p>Portal\Page_Nav\Navigation\Manage Navigation</text:p>
          </table:table-cell>
          <table:table-cell table:style-name="ce55" office:value-type="string">
            <text:p>Manage Navigation of group</text:p>
          </table:table-cell>
          <table:table-cell table:style-name="ce55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1" office:value-type="string">
            <text:p>Portal\Page_Nav\Navigation\Edit</text:p>
          </table:table-cell>
          <table:table-cell table:style-name="ce57" office:value-type="string">
            <text:p>Edit priority for group navigation</text:p>
          </table:table-cell>
          <table:table-cell table:style-name="ce57" office:value-type="string">
            <text:p>Step 1: Edit priority for group navigation</text:p>
          </table:table-cell>
          <table:table-cell table:style-name="ce57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Portal\Manage Pages\Create\Basic\page for group</text:p>
          </table:table-cell>
          <table:table-cell table:style-name="ce57" office:value-type="string">
            <text:p>Add new page for group </text:p>
          </table:table-cell>
          <table:table-cell table:style-name="ce57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Portal\Manage Pages\Edit\Basic\page for group</text:p>
          </table:table-cell>
          <table:table-cell table:style-name="ce57" office:value-type="string">
            <text:p>Edit page for group </text:p>
          </table:table-cell>
          <table:table-cell table:style-name="ce57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19" office:value-type="string">
            <text:p>Portal\Group Navigation\Edit\Edit Layout\Site's config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Portal\Group Navigation\Edit\Edit Layout\Container</text:p>
          </table:table-cell>
          <table:table-cell table:style-name="ce58" office:value-type="string">
            <text:p>Change container when edit layout for group's page</text:p>
          </table:table-cell>
          <table:table-cell table:style-name="ce58" office:value-type="string">
            <text:p>Step 1: Change container when edit layout for group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Portal\Group Navigation\Edit\Edit Layout\Application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57" office:value-type="string">
            <text:p>Step 1: Change application when edit layout for group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57" office:value-type="string">
            <text:p>Step 1: Add application into container when edit layout for group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8" office:value-type="string">
            <text:p>Portal\Group Navigation\Edit\Edit Navigation\Manage Node\</text:p>
          </table:table-cell>
          <table:table-cell table:style-name="ce57" office:value-type="string">
            <text:p>Manage node for group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18" office:value-type="string">
            <text:p>Portal\Group Navigation\Edit\Edit Navigation\Edit Node\</text:p>
          </table:table-cell>
          <table:table-cell table:style-name="ce57" office:value-type="string">
            <text:p>More action on node of group</text:p>
          </table:table-cell>
          <table:table-cell table:style-name="ce57" office:value-type="string">
            <text:p>Step 1: Copy/Cut/Clone/Move-up/Move-down node</text:p>
          </table:table-cell>
          <table:table-cell table:style-name="ce57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8" office:value-type="string">
            <text:p>Portal\Group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8" office:value-type="string">
            <text:p>Portal\Group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8" office:value-type="string">
            <text:p>Portal\Group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8" office:value-type="string">
            <text:p>Portal\Group Navigation\Edit\Edit Navigation\Edit Node\ Add application into category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0" office:value-type="string">
            <text:p>Portal\Dashboard\Manage gadget</text:p>
          </table:table-cell>
          <table:table-cell table:style-name="ce56" office:value-type="string">
            <text:p>Manage gadget </text:p>
          </table:table-cell>
          <table:table-cell table:style-name="ce56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0" office:value-type="string">
            <text:p>Portal\Dashboard\Manage tab</text:p>
          </table:table-cell>
          <table:table-cell table:style-name="ce56" office:value-type="string">
            <text:p>Manage tab</text:p>
          </table:table-cell>
          <table:table-cell table:style-name="ce56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0" office:value-type="string">
            <text:p>Portal\Dashboard\Drag &amp; drop</text:p>
          </table:table-cell>
          <table:table-cell table:style-name="ce56" office:value-type="string">
            <text:p>Drag and drop gadget</text:p>
          </table:table-cell>
          <table:table-cell table:style-name="ce56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19" office:value-type="string">
            <text:p>Portal\Manage Pages\Create\Basic\page for user</text:p>
          </table:table-cell>
          <table:table-cell table:style-name="ce57" office:value-type="string">
            <text:p>Add new page for user</text:p>
          </table:table-cell>
          <table:table-cell table:style-name="ce57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19" office:value-type="string">
            <text:p>Portal\Manage Pages\Edit\Basic\page for user</text:p>
          </table:table-cell>
          <table:table-cell table:style-name="ce57" office:value-type="string">
            <text:p>Edit page for user</text:p>
          </table:table-cell>
          <table:table-cell table:style-name="ce57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19" office:value-type="string">
            <text:p>Portal\user <text:s/>Navigation\Edit\Edit Layout\Site's config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19" office:value-type="string">
            <text:p>Portal\User <text:s/>Navigation\Edit\Edit Layout\Container</text:p>
          </table:table-cell>
          <table:table-cell table:style-name="ce58" office:value-type="string">
            <text:p>Change container when edit layout for user's page</text:p>
          </table:table-cell>
          <table:table-cell table:style-name="ce58" office:value-type="string">
            <text:p>Step 1: Change container when edit layout for user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19" office:value-type="string">
            <text:p>Portal\User Navigation\Edit\Edit Layout\Application</text:p>
          </table:table-cell>
          <table:table-cell table:style-name="ce57" office:value-type="string">
            <text:p>Change application when edit layout for user's page</text:p>
          </table:table-cell>
          <table:table-cell table:style-name="ce57" office:value-type="string">
            <text:p>Step 1: Change application when edit layout for user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19" office:value-type="string">
            <text:p>Portal\User Navigation\Edit\Edit Layout\Add Application into container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57" office:value-type="string">
            <text:p>Step 1: Add application into container when edit layout for user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18" office:value-type="string">
            <text:p>Portal\Manage Pages\Search</text:p>
          </table:table-cell>
          <table:table-cell table:style-name="ce55" office:value-type="string">
            <text:p>Show and Search page</text:p>
          </table:table-cell>
          <table:table-cell table:style-name="ce55" office:value-type="string">
            <text:p>Step 1: Show and Search page</text:p>
          </table:table-cell>
          <table:table-cell table:style-name="ce126" office:value-type="string">
            <text:p><text:span text:style-name="T4">- Go to </text:span><text:span text:style-name="T4">Group/Administration/Pages </text:span><text:span text:style-name="T4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29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</text:span><text:span text:style-name="T5">matching with the search </text:span><text:span text:style-name="T5">keyword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19" office:value-type="string">
            <text:p>Portal\Manage Pages\Create\Advanced\Portal</text:p>
          </table:table-cell>
          <table:table-cell table:style-name="ce57" office:value-type="string">
            <text:p>Manage page of portal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19" office:value-type="string">
            <text:p>Portal\Manage Pages\Create\Advanced\Group</text:p>
          </table:table-cell>
          <table:table-cell table:style-name="ce57" office:value-type="string">
            <text:p>Manage page of group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19" office:value-type="string">
            <text:p>Portal\Manage Pages\Create\Advanced\User</text:p>
          </table:table-cell>
          <table:table-cell table:style-name="ce57" office:value-type="string">
            <text:p>Manage page of user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2" office:value-type="string">
            <text:p>Portal\Private mode\Language Settings</text:p>
          </table:table-cell>
          <table:table-cell table:style-name="ce56" office:value-type="string">
            <text:p>Change language in private mode</text:p>
          </table:table-cell>
          <table:table-cell table:style-name="ce56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2" office:value-type="string">
            <text:p>Portal\Private mode\Skin Settings</text:p>
          </table:table-cell>
          <table:table-cell table:style-name="ce56" office:value-type="string">
            <text:p>Change skin</text:p>
          </table:table-cell>
          <table:table-cell table:style-name="ce56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18" office:value-type="string">
            <text:p>Portal\Private mode\Account Settings\Profile</text:p>
          </table:table-cell>
          <table:table-cell table:style-name="ce56" office:value-type="string">
            <text:p>Change User Profile</text:p>
          </table:table-cell>
          <table:table-cell table:style-name="ce56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18" office:value-type="string">
            <text:p>Portal\Private mode\Account Settings\Password</text:p>
          </table:table-cell>
          <table:table-cell table:style-name="ce56" office:value-type="string">
            <text:p>Change Password </text:p>
          </table:table-cell>
          <table:table-cell table:style-name="ce56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 table:number-rows-repeated="32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6">
          <table:table-cell table:style-name="ce101" table:number-columns-repeated="3"/>
          <table:table-cell table:style-name="ce115"/>
          <table:table-cell table:style-name="ce101"/>
          <table:table-cell table:style-name="ce124" table:number-columns-repeated="3"/>
          <table:table-cell table:style-name="ce101" table:number-columns-repeated="248"/>
        </table:table-row>
        <table:table-row table:style-name="ro6" table:number-rows-repeated="10">
          <table:table-cell table:style-name="ce101" table:number-columns-repeated="3"/>
          <table:table-cell table:style-name="ce115"/>
          <table:table-cell table:style-name="ce101" table:number-columns-repeated="252"/>
        </table:table-row>
        <table:table-row table:style-name="ro6">
          <table:table-cell table:style-name="ce101" table:number-columns-repeated="3"/>
          <table:table-cell table:style-name="ce115"/>
          <table:table-cell table:style-name="ce101" table:number-columns-repeated="252"/>
        </table:table-row>
      </table:table>
      <table:table table:name="Summary_Report" table:style-name="ta1" table:print="false">
        <table:table-column table:style-name="co18" table:default-cell-style-name="ce4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5"/>
        <table:table-column table:style-name="co10" table:default-cell-style-name="ce142"/>
        <table:table-column table:style-name="co10" table:number-columns-repeated="243" table:default-cell-style-name="Default"/>
        <table:table-row table:style-name="ro9">
          <table:table-cell table:style-name="ce138" office:value-type="string" table:number-columns-spanned="5" table:number-rows-spanned="2">
            <text:p>GateIn SniffTest List</text:p>
          </table:table-cell>
          <table:covered-table-cell table:number-columns-repeated="4" table:style-name="ce141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39"/>
          <table:covered-table-cell table:number-columns-repeated="4" table:style-name="ce141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0">
          <table:table-cell office:value-type="string">
            <text:p>SNF_GTN_AUT_LOG_01</text:p>
          </table:table-cell>
          <table:table-cell table:number-columns-repeated="3" table:style-name="ce55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4" table:number-columns-repeated="242"/>
        </table:table-row>
        <table:table-row table:style-name="ro19">
          <table:table-cell office:value-type="string">
            <text:p>SNF_GTN_PUB_ACC_02</text:p>
          </table:table-cell>
          <table:table-cell table:number-columns-repeated="3" table:style-name="ce55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PUB_LAG_03</text:p>
          </table:table-cell>
          <table:table-cell table:number-columns-repeated="3" table:style-name="ce56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PUB_REM_04</text:p>
          </table:table-cell>
          <table:table-cell table:number-columns-repeated="3" table:style-name="ce56" office:value-type="string">
            <text:p>Remember my logi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PUB_FOG_05</text:p>
          </table:table-cell>
          <table:table-cell table:number-columns-repeated="3" table:style-name="ce55" office:value-type="string">
            <text:p>Forgot user name/password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PRV_ACC_06</text:p>
          </table:table-cell>
          <table:table-cell table:number-columns-repeated="3" table:style-name="ce55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3" table:style-name="ce55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30">
          <table:table-cell office:value-type="string">
            <text:p>SNF_GTN_GRO_ORG_08</text:p>
          </table:table-cell>
          <table:table-cell table:number-columns-repeated="3" table:style-name="ce55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GRO_ORG_09</text:p>
          </table:table-cell>
          <table:table-cell table:number-columns-repeated="3" table:style-name="ce55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30">
          <table:table-cell office:value-type="string">
            <text:p>SNF_GTN_GRO_ORG_10</text:p>
          </table:table-cell>
          <table:table-cell table:number-columns-repeated="3" table:style-name="ce55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3" table:style-name="ce56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3" table:style-name="ce55" office:value-type="string">
            <text:p>Import application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GRO_ADM_13</text:p>
          </table:table-cell>
          <table:table-cell table:number-columns-repeated="3" table:style-name="ce56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3" table:style-name="ce56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GRO_ADM_15</text:p>
          </table:table-cell>
          <table:table-cell table:number-columns-repeated="3" table:style-name="ce56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30">
          <table:table-cell office:value-type="string">
            <text:p>SNF_GTN_GRO_ADM_16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3" table:style-name="ce56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GTN_GRO_ADM_18</text:p>
          </table:table-cell>
          <table:table-cell table:number-columns-repeated="3" table:style-name="ce56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0">
          <table:table-cell office:value-type="string">
            <text:p>SNF_GTN_SIT_LIN_19</text:p>
          </table:table-cell>
          <table:table-cell table:number-columns-repeated="3" table:style-name="ce56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SIT_SHP_20</text:p>
          </table:table-cell>
          <table:table-cell table:number-columns-repeated="3" table:style-name="ce56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</text:span><text:span text:style-name="T5">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30">
          <table:table-cell office:value-type="string">
            <text:p>SNF_GTN_PNA_ADD_21</text:p>
          </table:table-cell>
          <table:table-cell table:number-columns-repeated="3" table:style-name="ce55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30">
          <table:table-cell office:value-type="string">
            <text:p>SNF_GTN_PNA_DEL_22</text:p>
          </table:table-cell>
          <table:table-cell table:number-columns-repeated="3" table:style-name="ce55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30">
          <table:table-cell office:value-type="string">
            <text:p>SNF_GTN_PNA_CHP_23</text:p>
          </table:table-cell>
          <table:table-cell table:number-columns-repeated="3" table:style-name="ce55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PNA_EDI_24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3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3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PNA_EDI_27</text:p>
          </table:table-cell>
          <table:table-cell table:number-columns-repeated="3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30">
          <table:table-cell office:value-type="string">
            <text:p>SNF_GTN_MAP_CRE_29</text:p>
          </table:table-cell>
          <table:table-cell table:number-columns-repeated="3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30">
          <table:table-cell office:value-type="string">
            <text:p>SNF_GTN_MAN_EDI_30</text:p>
          </table:table-cell>
          <table:table-cell table:number-columns-repeated="3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PNA_EDI_31</text:p>
          </table:table-cell>
          <table:table-cell table:number-columns-repeated="3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3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PNA_EDI_33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PNA_EDI_36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PNG_MAN_37</text:p>
          </table:table-cell>
          <table:table-cell table:number-columns-repeated="3" table:style-name="ce55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PNA_EDI_38</text:p>
          </table:table-cell>
          <table:table-cell table:number-columns-repeated="3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GTN_MAP_CRE_39</text:p>
          </table:table-cell>
          <table:table-cell table:number-columns-repeated="3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GTN_MAP_EDI_40</text:p>
          </table:table-cell>
          <table:table-cell table:number-columns-repeated="3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GNA_EDI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3" table:style-name="ce58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3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3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GNA_EDI_45</text:p>
          </table:table-cell>
          <table:table-cell table:number-columns-repeated="3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3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GNA_EDI_47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GNA_EDI_50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DAB_MAG_51</text:p>
          </table:table-cell>
          <table:table-cell table:number-columns-repeated="3" table:style-name="ce56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DAB_MAT_52</text:p>
          </table:table-cell>
          <table:table-cell table:number-columns-repeated="3" table:style-name="ce56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GTN_DAB_DAD_53</text:p>
          </table:table-cell>
          <table:table-cell table:number-columns-repeated="3" table:style-name="ce56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GTN_MAP_CRE_54</text:p>
          </table:table-cell>
          <table:table-cell table:number-columns-repeated="3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GTN_MAP_EDI_55</text:p>
          </table:table-cell>
          <table:table-cell table:number-columns-repeated="3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UNA_EDI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3" table:style-name="ce58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3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3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3" table:style-name="ce55" office:value-type="string">
            <text:p>Show and Search page</text:p>
          </table:table-cell>
          <table:table-cell table:style-name="ce129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</text:span><text:span text:style-name="T5">matching with the search </text:span><text:span text:style-name="T5">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MAP_CRE_61</text:p>
          </table:table-cell>
          <table:table-cell table:number-columns-repeated="3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MAP_CRE_62</text:p>
          </table:table-cell>
          <table:table-cell table:number-columns-repeated="3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MAP_CRE_63</text:p>
          </table:table-cell>
          <table:table-cell table:number-columns-repeated="3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PRV_LAG_64</text:p>
          </table:table-cell>
          <table:table-cell table:number-columns-repeated="3" table:style-name="ce56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GTN_PRV_SKI_65</text:p>
          </table:table-cell>
          <table:table-cell table:number-columns-repeated="3" table:style-name="ce56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GTN_PRV_AST_66</text:p>
          </table:table-cell>
          <table:table-cell table:number-columns-repeated="3" table:style-name="ce56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GTN_PRV_AST_67</text:p>
          </table:table-cell>
          <table:table-cell table:number-columns-repeated="3" table:style-name="ce56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6">
          <table:table-cell table:style-name="Default" table:number-columns-repeated="6"/>
          <table:table-cell table:number-columns-repeated="243"/>
        </table:table-row>
        <table:table-row table:style-name="ro6">
          <table:table-cell table:style-name="ce140" office:value-type="string" table:number-columns-spanned="5" table:number-rows-spanned="1">
            <text:p>TOTAL</text:p>
          </table:table-cell>
          <table:covered-table-cell table:number-columns-repeated="4" table:style-name="Default"/>
          <table:table-cell table:style-name="ce143" table:formula="oooc:=SUM([.F4:.F70])" office:value-type="float" office:value="67">
            <text:p>67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3">06/03/2011</text:date>, <text:time>11:5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1-06-03T11:59:44</dc:date>
    <meta:editing-cycles>766</meta:editing-cycles>
    <meta:editing-duration>P11DT8H29M10S</meta:editing-duration>
    <meta:user-defined meta:name="Info 1"/>
    <meta:user-defined meta:name="Info 2"/>
    <meta:user-defined meta:name="Info 3"/>
    <meta:user-defined meta:name="Info 4"/>
    <meta:document-statistic meta:table-count="4" meta:cell-count="1290" meta:object-count="5"/>
  </office:meta>
</office:document-meta>
</file>